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0000" fo:font-size="22pt" fo:font-weight="bold" style:font-size-asian="24pt" style:font-weight-asian="bold" style:font-size-complex="24pt" style:font-weight-complex="bold"/>
    </style:style>
    <style:style style:name="T3" style:family="text">
      <style:text-properties fo:color="#23ff23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style:style style:name="T7" style:family="text">
      <style:text-properties fo:color="#23ff23" fo:font-weight="bold" style:font-weight-asian="bold" style:font-weight-complex="bold"/>
    </style:style>
    <style:style style:name="T8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unit testing</presentation:footer-decl>
      <presentation:footer-decl presentation:name="ftr2">CMPTxxxx</presentation:footer-decl>
      <presentation:date-time-decl presentation:name="dtd1" presentation:source="fixed">30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nit Testing:<text:line-break/><text:tab/>doctest and unittest (PyUnit)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0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 (5min, 10pts)</text:p>
          </draw:text-box>
        </draw:frame>
        <draw:frame presentation:style-name="pr5" draw:id="id1" draw:layer="layout" svg:width="25.199cm" svg:height="14.362cm" svg:x="1.4cm" svg:y="4.507cm" presentation:class="outline" presentation:user-transformed="true">
          <draw:text-box>
            <text:list text:style-name="L2">
              <text:list-item>
                <text:p>What <text:span text:style-name="T1">two</text:span> properties are needed to guarantee that a <text:span text:style-name="T1">recursive</text:span> function will <text:span text:style-name="T1">stop</text:span>?<text:tab/><text:tab/><text:tab/><text:tab/> <text:s text:c="2"/><text:span text:style-name="T2">[2]</text:span></text:p>
              </text:list-item>
              <text:list-item>
                <text:p>Write a <text:span text:style-name="T1">recursive</text:span> Python function to calculate the <text:span text:style-name="T1">factorial</text:span> (no error checking needed).<text:tab/><text:tab/> <text:s text:c="2"/><text:span text:style-name="T2">[3]</text:span></text:p>
              </text:list-item>
              <text:list-item>
                <text:p>Write an <text:span text:style-name="T1">iterative</text:span> function to do the same.<text:tab/> <text:s text:c="2"/><text:span text:style-name="T2">[3]</text:span></text:p>
              </text:list-item>
              <text:list-item>
                <text:p>Assume <text:span text:style-name="T3">appleInv</text:span> is a <text:span text:style-name="T1">dictionary</text:span> where<text:line-break/>the <text:span text:style-name="T1">keys</text:span> are strings ('<text:span text:style-name="T3">Fuji</text:span>', '<text:span text:style-name="T3">Red Delicious</text:span>', etc.) and the <text:span text:style-name="T1">values</text:span> are positive integers.<text:tab/><text:tab/><text:tab/> <text:s text:c="2"/><text:span text:style-name="T2">[2]</text:span></text:p>
                <text:list>
                  <text:list-item>
                    <text:p>You want to extract the value corresponding to the key '<text:span text:style-name="T3">Gala</text:span>', but you're not sure if the key is in the dictionary. <text:s/><text:span text:style-name="T1">How</text:span> do you do th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answers #1-2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What <text:span text:style-name="T1">two</text:span> properties are needed to guarantee that a <text:span text:style-name="T1">recursive</text:span> function will <text:span text:style-name="T1">stop</text:span>?<text:tab/><text:tab/><text:tab/><text:tab/> <text:s text:c="2"/><text:span text:style-name="T2">[2]</text:span></text:p>
                <text:list>
                  <text:list-item>
                    <text:p text:id="id2"><text:span text:style-name="T1">Base</text:span> case (start/stop point)</text:p>
                  </text:list-item>
                  <text:list-item>
                    <text:p text:id="id3"><text:span text:style-name="T1">Inductive</text:span> step (progress on each recursion)</text:p>
                  </text:list-item>
                </text:list>
              </text:list-item>
              <text:list-item>
                <text:p text:id="id4">Write a <text:span text:style-name="T1">recursive</text:span> Python function to calculate the <text:span text:style-name="T1">factorial</text:span> (no error checking needed).<text:tab/><text:tab/> <text:s text:c="2"/><text:span text:style-name="T2">[3]</text:span></text:p>
                <text:list>
                  <text:list-header>
                    <text:p text:id="id5"><text:span text:style-name="T4">def factorial( n ):</text:span><text:span text:style-name="T4"><text:line-break/></text:span><text:span text:style-name="T4"><text:tab/></text:span><text:span text:style-name="T4">if n &lt;= 1:</text:span><text:span text:style-name="T4"><text:line-break/></text:span><text:span text:style-name="T4"><text:tab/></text:span><text:span text:style-name="T4"><text:tab/></text:span><text:span text:style-name="T4">return 1</text:span><text:span text:style-name="T4"><text:line-break/></text:span><text:span text:style-name="T4"><text:tab/></text:span><text:span text:style-name="T4">return n * factorial( n – 1 )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answers #3-4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Write an <text:span text:style-name="T1">iterative</text:span> function to do the same.<text:tab/> <text:s text:c="2"/><text:span text:style-name="T2">[3]</text:span></text:p>
                <text:list>
                  <text:list-header>
                    <text:p text:id="id6"><text:span text:style-name="T5">def factorial( n ):</text:span><text:span text:style-name="T5"><text:line-break/></text:span><text:span text:style-name="T5"><text:tab/></text:span><text:span text:style-name="T5">result = 1</text:span><text:span text:style-name="T5"><text:line-break/></text:span><text:span text:style-name="T5"><text:tab/></text:span><text:span text:style-name="T5">for i in range(2, n+1):</text:span><text:span text:style-name="T5"><text:line-break/></text:span><text:span text:style-name="T5"><text:tab/></text:span><text:span text:style-name="T5"><text:tab/></text:span><text:span text:style-name="T5">result *= i</text:span><text:span text:style-name="T5"><text:line-break/></text:span><text:span text:style-name="T5"><text:tab/></text:span><text:span text:style-name="T5">return result</text:span></text:p>
                  </text:list-header>
                </text:list>
              </text:list-item>
              <text:list-item>
                <text:p text:id="id7">Assume <text:span text:style-name="T3">appleInv</text:span> is a <text:span text:style-name="T1">dictionary</text:span> where<text:line-break/>the <text:span text:style-name="T1">keys</text:span> are strings ('<text:span text:style-name="T3">Fuji</text:span>', '<text:span text:style-name="T3">Red Delicious</text:span>', etc.) and the <text:span text:style-name="T1">values</text:span> are positive integers.<text:tab/><text:tab/><text:tab/> <text:s text:c="2"/><text:span text:style-name="T2">[2]</text:span></text:p>
                <text:list>
                  <text:list-header>
                    <text:p text:id="id8"><text:span text:style-name="T4">appleInv.get( 'Gala', 0 )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ADES and testing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2">
              <text:list-item>
                <text:p><text:span text:style-name="T1">Testing</text:span> is part of “<text:span text:style-name="T3">S</text:span>crutinize”</text:p>
              </text:list-item>
              <text:list-item>
                <text:p>Ensure our code does what it <text:span text:style-name="T1">claims</text:span> to do</text:p>
                <text:list>
                  <text:list-item>
                    <text:p>Code ↔ <text:span text:style-name="T3">Specifications</text:span></text:p>
                  </text:list-item>
                </text:list>
              </text:list-item>
              <text:list-item>
                <text:p>Ensure our code does what the <text:span text:style-name="T1">client</text:span> wants</text:p>
                <text:list>
                  <text:list-item>
                    <text:p>Code ↔ <text:span text:style-name="T3">Requirements</text:span></text:p>
                  </text:list-item>
                </text:list>
              </text:list-item>
              <text:list-item>
                <text:p><text:span text:style-name="T1">How do we know</text:span> our code is correct?</text:p>
                <text:list>
                  <text:list-item>
                    <text:p>Prove it <text:span text:style-name="T1">mathematically</text:span> (often not feasible)</text:p>
                  </text:list-item>
                  <text:list-item>
                    <text:p>Or demonstrate it with many <text:span text:style-name="T1">test cases</text:span> </text:p>
                  </text:list-item>
                </text:list>
              </text:list-item>
              <text:list-item>
                <text:p><text:span text:style-name="T1">Regression</text:span> testing:<text:line-break/>if it passes all the tests, it is “correct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est-driven development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<text:span text:style-name="T6">Instead of </text:span><text:span text:style-name="T1">putting off</text:span> testing until the end,</text:p>
              </text:list-item>
              <text:list-item>
                <text:p>Write your test cases <text:span text:style-name="T1">before</text:span> you code!</text:p>
                <text:list>
                  <text:list-item>
                    <text:p>Once you have the <text:span text:style-name="T1">design</text:span>/specification<text:line-break/>(e.g., <text:span text:style-name="T3">pre/post-conditions</text:span> of a method),</text:p>
                  </text:list-item>
                  <text:list-item>
                    <text:p>Write comprehensive <text:span text:style-name="T1">test cases</text:span> first</text:p>
                  </text:list-item>
                  <text:list-item>
                    <text:p>Then <text:span text:style-name="T1">code</text:span> and <text:span text:style-name="T1">test</text:span> along the way</text:p>
                  </text:list-item>
                  <text:list-item>
                    <text:p>Your code is correct if it passes all the tests</text:p>
                  </text:list-item>
                </text:list>
              </text:list-item>
              <text:list-item>
                <text:p><text:span text:style-name="T1">Unit</text:span> testing: each <text:span text:style-name="T1">class</text:span>/method in isolation</text:p>
              </text:list-item>
              <text:list-item>
                <text:p><text:span text:style-name="T1">Integration</text:span> testing:<text:line-break/>do all components work correctly <text:span text:style-name="T1">together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est frameworks in Python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Python has two <text:span text:style-name="T1">built-in </text:span>libraries to help you with running tests (plus more 3rd-party libraries):</text:p>
              </text:list-item>
              <text:list-item>
                <text:p><text:span text:style-name="T3">doctest</text:span>: <text:span text:style-name="T1">simple</text:span> framework, easy to use</text:p>
                <text:list>
                  <text:list-item>
                    <text:p>“Test script” goes in <text:span text:style-name="T1">docstring</text:span></text:p>
                  </text:list-item>
                  <text:list-item>
                    <text:p>Small function at bottom of file runs tests</text:p>
                  </text:list-item>
                </text:list>
              </text:list-item>
              <text:list-item>
                <text:p><text:span text:style-name="T3">unittest</text:span> (PyUnit): more <text:span text:style-name="T1">sophisticated</text:span></text:p>
                <text:list>
                  <text:list-item>
                    <text:p>Test cases organized into test <text:span text:style-name="T1">suites</text:span></text:p>
                  </text:list-item>
                  <text:list-item>
                    <text:p>Test cases may share common test <text:span text:style-name="T1">fixtur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octest: simple test library</text:p>
          </draw:text-box>
        </draw:frame>
        <draw:frame presentation:style-name="pr5" draw:layer="layout" svg:width="25.199cm" svg:height="14.214cm" svg:x="1.4cm" svg:y="4.507cm" presentation:class="outline" presentation:user-transformed="true">
          <draw:text-box>
            <text:list text:style-name="L2">
              <text:list-item>
                <text:p>In each <text:span text:style-name="T1">docstring</text:span>, include a <text:span text:style-name="T1">test script</text:span>:</text:p>
                <text:list>
                  <text:list-item>
                    <text:list>
                      <text:list-header>
                        <text:p><text:span text:style-name="T7">“””</text:span><text:span text:style-name="T7">Calculate factorial.</text:span><text:span text:style-name="T7"><text:line-break/></text:span><text:span text:style-name="T7">&gt;&gt;&gt; factorial(5)</text:span><text:span text:style-name="T7"><text:line-break/></text:span><text:span text:style-name="T7">24</text:span><text:span text:style-name="T7"><text:line-break/></text:span><text:span text:style-name="T7">“””</text:span></text:p>
                      </text:list-header>
                    </text:list>
                  </text:list-item>
                </text:list>
              </text:list-item>
              <text:list-item>
                <text:p>Command/response exactly as in IDLE:</text:p>
                <text:list>
                  <text:list-item>
                    <text:p>Prefix <text:span text:style-name="T1">commands</text:span> with <text:span text:style-name="T3">'&gt;&gt;&gt;'</text:span></text:p>
                  </text:list-item>
                  <text:list-item>
                    <text:p>Put expected <text:span text:style-name="T1">output</text:span> on line by itself</text:p>
                  </text:list-item>
                  <text:list-item>
                    <text:p>If you expect an <text:span text:style-name="T1">exception</text:span>, write the expected “red text” for the exception!</text:p>
                  </text:list-item>
                </text:list>
              </text:list-item>
              <text:list-item>
                <text:p>More details in <text:span text:style-name="T8"><text:a xlink:href="http://docs.python.org/library/doctest.html">Python doctest library docs</text:a></text:span></text:p>
              </text:list-item>
            </text:list>
          </draw:text-box>
        </draw:frame>
        <draw:frame draw:style-name="gr2" draw:layer="layout" svg:width="6.797cm" svg:height="1.09cm" svg:x="20.32cm" svg:y="7.055cm">
          <draw:text-box>
            <text:p>See <text:span text:style-name="T8"><text:a xlink:href="http://twu.seanho.com/python/factorialtest.py">factorialtest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octest: running tests</text:p>
          </draw:text-box>
        </draw:frame>
        <draw:frame presentation:style-name="pr5" draw:layer="layout" svg:width="25.199cm" svg:height="14.419cm" svg:x="1.4cm" svg:y="4.507cm" presentation:class="outline" presentation:user-transformed="true">
          <draw:text-box>
            <text:list text:style-name="L2">
              <text:list-item>
                <text:p>To <text:span text:style-name="T1">run</text:span> doctest, put this function at the end:</text:p>
                <text:list>
                  <text:list-header>
                    <text:p><text:span text:style-name="T4">if __name__ == “__main__”:</text:span><text:span text:style-name="T4"><text:line-break/></text:span><text:span text:style-name="T4"><text:tab/></text:span><text:span text:style-name="T4">import doctest</text:span><text:span text:style-name="T4"><text:line-break/></text:span><text:span text:style-name="T4"><text:tab/></text:span><text:span text:style-name="T4">doctest.testmod()</text:span></text:p>
                  </text:list-header>
                </text:list>
              </text:list-item>
              <text:list-item>
                <text:p>The <text:span text:style-name="T3">if</text:span> statement prevents the tests from being run if another program is <text:span text:style-name="T1">importing</text:span> the module</text:p>
              </text:list-item>
              <text:list-item>
                <text:p><text:span text:style-name="T3">doctest.testmod()</text:span> scans through all <text:span text:style-name="T1">docstrings</text:span> in the file and <text:span text:style-name="T1">runs</text:span> all test cases it can find</text:p>
              </text:list-item>
              <text:list-item>
                <text:p>If all tests <text:span text:style-name="T1">succeed</text:span>, output is <text:span text:style-name="T1">silent</text:span></text:p>
              </text:list-item>
              <text:list-item>
                <text:p>If any tests <text:span text:style-name="T1">fail</text:span>, a <text:span text:style-name="T1">report</text:span> is output to screen</text:p>
              </text:list-item>
              <text:list-item>
                <text:p>You can also run: <text:span text:style-name="T3">python -m doctest myfile.py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octest: test narratives</text:p>
          </draw:text-box>
        </draw:frame>
        <draw:frame presentation:style-name="pr5" draw:layer="layout" svg:width="25.199cm" svg:height="15.154cm" svg:x="1.4cm" svg:y="4.507cm" presentation:class="outline" presentation:user-transformed="true">
          <draw:text-box>
            <text:list text:style-name="L2">
              <text:list-item>
                <text:p><text:span text:style-name="T3">doctest</text:span> <text:span text:style-name="T1">searches</text:span> your docstrings for text resembling a test script (e.g., '<text:span text:style-name="T3">&gt;&gt;&gt;</text:span>')</text:p>
              </text:list-item>
              <text:list-item>
                <text:p>You can also put your test scripts in a <text:span text:style-name="T1">separate file</text:span>, interspersed amongst your documentation</text:p>
                <text:list>
                  <text:list-item>
                    <text:p>As though the <text:span text:style-name="T1">whole file</text:span> were a docstring</text:p>
                  </text:list-item>
                </text:list>
              </text:list-item>
              <text:list-item>
                <text:p>A <text:span text:style-name="T1">test narrative</text:span> is a document written for humans (e.g., user manual) where test cases are <text:span text:style-name="T1">interleaved</text:span> with the narrative</text:p>
              </text:list-item>
              <text:list-item>
                <text:p>See <text:span text:style-name="T8"><text:a xlink:href="http://twu.seanho.com/python/factorialtest.txt">factorialtest.txt</text:a></text:span> for an example</text:p>
              </text:list-item>
              <text:list-item>
                <text:p>Run: <text:span text:style-name="T3">python -m doctest factorialtest.txt</text:span></text:p>
              </text:list-item>
              <text:list-item>
                <text:p>Or in <text:span text:style-name="T1">code</text:span>: <text:span text:style-name="T3">doctest.testfile(“factorialtest.txt”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nittest (PyUnit)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2">
              <text:list-item>
                <text:p><text:span text:style-name="T3">doctest</text:span> is quick and <text:span text:style-name="T1">easy</text:span> to use, but limited</text:p>
              </text:list-item>
              <text:list-item>
                <text:p>The <text:span text:style-name="T3">unittest</text:span> module provides more <text:span text:style-name="T1">flexibility</text:span>:</text:p>
                <text:list>
                  <text:list-item>
                    <text:p>Organize test cases into <text:span text:style-name="T1">suites</text:span><text:line-break/>(in separate classes and even separate files)</text:p>
                  </text:list-item>
                  <text:list-item>
                    <text:p><text:span text:style-name="T1">Fixtures</text:span>: common setup / tear-down<text:line-break/>for all test cases in a suite</text:p>
                  </text:list-item>
                </text:list>
              </text:list-item>
              <text:list-item>
                <text:p>Uses standard methodology from Java (<text:span text:style-name="T3">JUnit</text:span>)</text:p>
              </text:list-item>
              <text:list-item>
                <text:p>Test suites are <text:span text:style-name="T1">classes</text:span> (inherit from <text:span text:style-name="T3">TestCase</text:span>)</text:p>
              </text:list-item>
              <text:list-item>
                <text:p>Test cases are <text:span text:style-name="T1">methods</text:span> within a suite</text:p>
                <text:list>
                  <text:list-item>
                    <text:p>Prefix method name with “<text:span text:style-name="T3">test_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nittest: creating a test suit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Usually, put the test suites in <text:span text:style-name="T1">separate files</text:span> from the modules you are testing</text:p>
              </text:list-item>
              <text:list-item>
                <text:p>Import <text:span text:style-name="T3">unittest</text:span> and the <text:span text:style-name="T1">module</text:span> you want to test</text:p>
              </text:list-item>
              <text:list-item>
                <text:p>Create <text:span text:style-name="T1">test suites</text:span> as subclasses of <text:span text:style-name="T3">TestCase</text:span>:</text:p>
                <text:list>
                  <text:list-header>
                    <text:p><text:span text:style-name="T4">class FactorialTests( unittest.TestCase ):</text:span></text:p>
                  </text:list-header>
                </text:list>
              </text:list-item>
              <text:list-item>
                <text:p><text:span text:style-name="T1">Fixtures</text:span>: define <text:span text:style-name="T3">setUp() </text:span>/ <text:span text:style-name="T3">tearDown()</text:span> methods to be run before/after each test (separately)</text:p>
              </text:list-item>
              <text:list-item>
                <text:p><text:span text:style-name="T1">Test cases</text:span>: define <text:span text:style-name="T3">test_()</text:span> methods</text:p>
              </text:list-item>
              <text:list-item>
                <text:p>Use <text:span text:style-name="T3">self.assert()</text:span> methods to <text:span text:style-name="T1">check</text:span> results:</text:p>
                <text:list>
                  <text:list-header>
                    <text:p><text:span text:style-name="T4">self.assertEqual( factorial(6), 720 )</text:span></text:p>
                  </text:list-header>
                </text:list>
              </text:list-item>
            </text:list>
          </draw:text-box>
        </draw:frame>
        <draw:frame draw:style-name="gr2" draw:layer="layout" svg:width="6.81cm" svg:height="1.09cm" svg:x="20.855cm" svg:y="3.12cm">
          <draw:text-box>
            <text:p>See <text:span text:style-name="T8"><text:a xlink:href="http://twu.seanho.com/python/factorialunit.py">factorialunit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nittest: running tes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Put the following at the <text:span text:style-name="T1">end</text:span> of the file of tests:</text:p>
                <text:list>
                  <text:list-header>
                    <text:p><text:span text:style-name="T4">if __name__ == '__main__':</text:span><text:span text:style-name="T4"><text:line-break/></text:span><text:span text:style-name="T4"><text:tab/></text:span><text:span text:style-name="T4">unittest.main()</text:span></text:p>
                  </text:list-header>
                </text:list>
              </text:list-item>
              <text:list-item>
                <text:p>Run from the <text:span text:style-name="T1">command line</text:span>:</text:p>
                <text:list>
                  <text:list-header>
                    <text:p><text:span text:style-name="T4">python myunittests.py</text:span></text:p>
                  </text:list-header>
                </text:list>
              </text:list-item>
              <text:list-item>
                <text:p>Outputs <text:span text:style-name="T1">results</text:span> and any failures</text:p>
              </text:list-item>
              <text:list-item>
                <text:p>Can also run from <text:span text:style-name="T1">IDLE</text:span>, but it will try to <text:span text:style-name="T3">SystemExit</text:span> after tests are finish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2-04T12:54:58</meta:creation-date>
    <dc:language>en-US</dc:language>
    <meta:editing-cycles>21</meta:editing-cycles>
    <meta:editing-duration>PT04H01M17S</meta:editing-duration>
    <meta:initial-creator>sean ho</meta:initial-creator>
    <dc:date>2010-11-30T11:16:06</dc:date>
    <dc:creator>sean ho</dc:creator>
    <meta:document-statistic meta:object-count="2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